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de" style:list-style-name="L1"/>
    <style:style style:name="P4" style:family="paragraph" style:parent-style-name="Code" style:list-style-name="L1">
      <style:text-properties fo:language="de" fo:country="D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 left Unnie Side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 left Unnie Side</text:p>
          </text:index-title>
          <text:p text:style-name="P2">History<text:tab/>1</text:p>
          <text:p text:style-name="P5">V 0.1.1 30.jul.2025<text:tab/>1</text:p>
          <text:p text:style-name="P5">V 0.1.0 24.jul.2025<text:tab/>1</text:p>
          <text:p text:style-name="P2">Intro<text:tab/>1</text:p>
          <text:p text:style-name="P5">Goal<text:tab/>1</text:p>
          <text:p text:style-name="P5">Setup 4 Raspi Imager<text:tab/>1</text:p>
          <text:p text:style-name="P2">Installation<text:tab/>2</text:p>
          <text:p text:style-name="P5">Generate keys <text:tab/>2</text:p>
          <text:p text:style-name="P5">Raspi-config<text:tab/>2</text:p>
          <text:p text:style-name="P5">Preparations inside raspi<text:tab/>2</text:p>
          <text:p text:style-name="P5">Update System<text:tab/>2</text:p>
          <text:p text:style-name="P2">Jenkins<text:tab/>3</text:p>
          <text:p text:style-name="P8">Change HTTP Port of jenkins<text:tab/>3</text:p>
          <text:p text:style-name="P2">Video cameras<text:tab/>3</text:p>
          <text:p text:style-name="P2">Appendix<text:tab/>3</text:p>
          <text:p text:style-name="P5">OpenSSH in Windows<text:tab/>3</text:p>
          <text:p text:style-name="P2">SSH to installation<text:tab/>4</text:p>
          <text:p text:style-name="P5">Fuck <text:tab/>4</text:p>
          <text:p text:style-name="P2">Questions<text:tab/>4</text:p>
          <text:p text:style-name="P5">Info<text:tab/>4</text:p>
          <text:p text:style-name="P2">Links<text:tab/>6</text:p>
          <text:p text:style-name="P5">Culture<text:tab/>6</text:p>
          <text:p text:style-name="P5">Profiles<text:tab/>6</text:p>
          <text:p text:style-name="P5">Other<text:tab/>6</text:p>
        </text:index-body>
      </text:table-of-content>
      <text:h text:style-name="Heading_20_1" text:outline-level="1">History</text:h>
      <text:h text:style-name="Heading_20_2" text:outline-level="2">V 0.1.1 30.jul.2025</text:h>
      <text:p text:style-name="Text_20_body">Ssh keys</text:p>
      <text:h text:style-name="Heading_20_2" text:outline-level="2">V 0.1.0 24.jul.2025</text:h>
      <text:p text:style-name="Text_20_body">First try/First Creation</text:p>
      <text:h text:style-name="Heading_20_1" text:outline-level="1">Intro</text:h>
      <text:h text:style-name="Heading_20_2" text:outline-level="2">Goal</text:h>
      <text:p text:style-name="Text_20_body">Use Raspi at master side for camera and Jenkins</text:p>
      <text:h text:style-name="Heading_20_2" text:outline-level="2">Setup 4 Raspi Imager</text:h>
      <text:p text:style-name="Text_20_body">Setup Standard OS with desktop; without recommended Software.</text:p>
      <text:p text:style-name="Text_20_body"><text:soft-page-break/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h text:style-name="Heading_20_1" text:outline-level="1">Installation</text:h>
      <text:h text:style-name="Heading_20_2" text:outline-level="2">Generate keys </text:h>
      <text:p text:style-name="Code">ssh-keygen -N "" -t rsa -f aegiselle_sshkey</text:p>
      <text:h text:style-name="Heading_20_2" text:outline-level="2">Raspi-config</text:h>
      <text:list xml:id="list2417042643570684109" text:style-name="L1">
        <text:list-item>
          <text:p text:style-name="P4">Display options</text:p>
          <text:list>
            <text:list-item>
              <text:p text:style-name="P4">VNC Reslolution</text:p>
              <text:list>
                <text:list-item>
                  <text:p text:style-name="P3">1280x720</text:p>
                </text:list-item>
              </text:list>
            </text:list-item>
          </text:list>
        </text:list-item>
        <text:list-item>
          <text:p text:style-name="P4">Interface options</text:p>
          <text:list>
            <text:list-item>
              <text:p text:style-name="P4">VNC</text:p>
              <text:list>
                <text:list-item>
                  <text:p text:style-name="P4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Preparations inside raspi</text:h>
      <text:p text:style-name="Code">scp -i aegiselle_sshkey install_basics.sh aegiselle_sshkey.pub aegiselle@aekarina.kwangya:~</text:p>
      <text:p text:style-name="P1">Make scripts executable</text:p>
      <text:p text:style-name="Code">ssh %USER%@%TARGET% chmod a+rwx *.sh</text:p>
      <text:h text:style-name="Heading_20_2" text:outline-level="2">Update System</text:h>
      <text:p text:style-name="P1">Execute install_basics.sh script (as root)</text:p>
      <text:p text:style-name="Code">apt update<text:line-break/>apt upgrade -y<text:line-break/><text:line-break/>apt install ca-certificates-java -y<text:line-break/>apt install openjdk-17-jre -y<text:line-break/>apt install libpangoft2-1.0-0 -y<text:line-break/><text:soft-page-break/>apt install libgles-dev -y<text:line-break/><text:line-break/>apt install mc -y</text:p>
      <text:h text:style-name="P6" text:outline-level="1">Jenkins</text:h>
      <text:p text:style-name="Text_20_body">Follow instructions from</text:p>
      <text:p text:style-name="Code"><text:a xlink:type="simple" xlink:href="https://pkg.jenkins.io/debian/" text:style-name="Internet_20_link" text:visited-style-name="Visited_20_Internet_20_Link">https://pkg.jenkins.io/debian/</text:a></text:p>
      <text:p text:style-name="Text_20_body">Step1</text:p>
      <text:p text:style-name="Codeklein">sudo wget -O /etc/apt/keyrings/jenkins-keyring.asc https://pkg.jenkins.io/debian/jenkins.io-2023.key</text:p>
      <text:p text:style-name="Text_20_body">Step2</text:p>
      <text:p text:style-name="Codeklein">echo "deb [signed-by=/etc/apt/keyrings/jenkins-keyring.asc]" https://pkg.jenkins.io/debian binary/ | sudo tee /etc/apt/sources.list.d/jenkins.list &gt; /dev/null</text:p>
      <text:p text:style-name="Text_20_body">Step3</text:p>
      <text:p text:style-name="Codeklein"><text:s/>sudo apt-get update</text:p>
      <text:p text:style-name="Codeklein"><text:s/>sudo apt-get install fontconfig openjdk-17-jre (already in)</text:p>
      <text:p text:style-name="Codeklein"><text:s/>sudo apt-get install jenkins</text:p>
      <text:p text:style-name="Text_20_body">nach reboot erreichbar mit</text:p>
      <text:p text:style-name="Code">http://aekarina.kwangya:8080/</text:p>
      <text:p text:style-name="Text_20_body">nach port Umlegung erreichbar mit</text:p>
      <text:p text:style-name="Code">http://aekarina.kwangya</text:p>
      <text:p text:style-name="Text_20_body">Found initial password<text:line-break/>Paste into browser</text:p>
      <text:h text:style-name="Heading_20_3" text:outline-level="3">Change HTTP Port of jenkins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AmbientCapabilities=CAP_NET_BIND_SERVICE</text:p>
      <text:h text:style-name="Heading_20_3" text:outline-level="3">First start of jenkins</text:h>
      <text:p text:style-name="Text_20_body">Get initial password</text:p>
      <text:p text:style-name="Code">sudo cat /var/lib/jenkins/secrets/initialAdminPassword</text:p>
      <text:p text:style-name="Text_20_body">After initial password:<text:line-break/>Install suggested plugins</text:p>
      <text:p text:style-name="Text_20_body">Install first admin account</text:p>
      <text:p text:style-name="Code">aegiselle</text:p>
      <text:p text:style-name="Code"><text:soft-page-break/>wlwpf1030</text:p>
      <text:p text:style-name="Text_20_body">Not successful editing of</text:p>
      <text:p text:style-name="Code">/etc/default/jenkinssudo </text:p>
      <text:p text:style-name="Text_20_body">edit as root</text:p>
      <text:p text:style-name="Text_20_body">HTTP_PORT=80</text:p>
      <text:p text:style-name="Text_20_body">check</text:p>
      <text:p text:style-name="Code">netstat -tan</text:p>
      <text:h text:style-name="Heading_20_1" text:outline-level="1">Video cameras</text:h>
      <text:p text:style-name="Text_20_body">Show with</text:p>
      <text:p text:style-name="Code">ffplay -fs /dev/video0</text:p>
      <text:h text:style-name="Heading_20_1" text:outline-level="1">Appendix</text:h>
      <text:h text:style-name="Heading_20_2" text:outline-level="2">OpenSSH in Windows</text:h>
      <text:p text:style-name="Text_20_body">Location</text:p>
      <text:p text:style-name="Code"><text:s/>c:\Windows\System32\OpenSSH</text:p>
      <text:p text:style-name="Text_20_body">Ssh files:</text:p>
      <text:p text:style-name="Code">09.04.2025 <text:s/>13:31 <text:s text:c="10"/>430.080 scp.exe<text:line-break/>09.04.2025 <text:s/>13:31 <text:s text:c="10"/>457.728 sftp.exe<text:line-break/>09.04.2025 <text:s/>13:31 <text:s text:c="10"/>602.624 ssh-add.exe<text:line-break/>09.04.2025 <text:s/>13:31 <text:s text:c="10"/>553.984 ssh-agent.exe<text:line-break/>09.04.2025 <text:s/>13:31 <text:s text:c="10"/>861.184 ssh-keygen.exe<text:line-break/>09.04.2025 <text:s/>13:31 <text:s text:c="10"/>661.504 ssh-keyscan.exe<text:line-break/>09.04.2025 <text:s/>13:31 <text:s text:c="10"/>514.048 ssh-pkcs11-helper.exe<text:line-break/>09.04.2025 <text:s/>13:31 <text:s text:c="10"/>653.312 ssh-sk-helper.exe<text:line-break/>09.04.2025 <text:s/>13:31 <text:s text:c="8"/>1.246.208 ssh.exe</text:p>
      <text:h text:style-name="Heading_20_1" text:outline-level="1">SSH to installation</text:h>
      <text:p text:style-name="Text_20_body">On Computer A the client pack and raspi at kwangya installations are generatet,<text:line-break/>More than one client packs a re given users at Computers B and C.<text:line-break/>The terninal accesses at B and C must be ready without more ssh actions.<text:line-break/>Terminal access with a simple call of a prepared batch file.<text:line-break/>Name of user and computer at B and C must be unimportant.<text:line-break/>Users must NOT know what is ssh; they got a one click method to get a terminal.<text:line-break/>No files at HOME$/.ssh on computers B and C.<text:line-break/>Everything what is necessary to get terminal must be usage ready in the prepared client pack.</text:p>
      <text:p text:style-name="Text_20_body"/>
      <text:h text:style-name="Heading_20_2" text:outline-level="2"><text:soft-page-break/>Fuck </text:h>
      <text:p text:style-name="Text_20_body">Bad permissions at windows after copying key files</text:p>
      <text:h text:style-name="Heading_20_1" text:outline-level="1">Questions</text:h>
      <text:p text:style-name="Text_20_body">Jenkins in headless environement</text:p>
      <text:p text:style-name="Text_20_body">How to know wich video cannels exists</text:p>
      <text:p text:style-name="Text_20_body"/>
      <text:h text:style-name="Heading_20_2" text:outline-level="2">Info</text:h>
      <text:p text:style-name="P1">Locatoion of .desktop files<text:line-break/>/usr/share/applications<text:line-break/>(created in raspi but empty)</text:p>
      <text:p text:style-name="P1">/usr/local/share/applications<text:line-break/>(not used in raspi)</text:p>
      <text:p text:style-name="P1">~/.local/share/applications<text:line-break/>(created in raspi but empty)</text:p>
      <text:h text:style-name="Heading_20_2" text:outline-level="2"/>
      <text:h text:style-name="P7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klein" style:family="paragraph" style:parent-style-name="Text_20_body">
      <style:paragraph-properties fo:margin-left="0.199cm" fo:margin-right="0cm" fo:text-indent="0cm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master_raspi.odt</text:file-name><text:tab/><text:tab/><text:date style:data-style-name="N75" text:date-value="2025-07-31T23:26:32.04">Jul 31, 2025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10H38M19S</meta:editing-duration>
    <meta:editing-cycles>21</meta:editing-cycles>
    <meta:generator>OpenOffice/4.1.15$Win32 OpenOffice.org_project/4115m2$Build-9813</meta:generator>
    <dc:date>2025-07-31T23:26:32.01</dc:date>
    <meta:document-statistic meta:table-count="0" meta:image-count="0" meta:object-count="0" meta:page-count="6" meta:paragraph-count="121" meta:word-count="524" meta:character-count="3953"/>
  </office:meta>
</office:document-meta>
</file>